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1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7" style:family="paragraph" style:parent-style-name="Table_20_Paragraph">
      <style:paragraph-properties fo:orphans="0" fo:widows="0"/>
    </style:style>
    <style:style style:name="P68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69" style:family="paragraph" style:parent-style-name="Table_20_Paragraph">
      <style:paragraph-properties fo:text-align="justify" style:justify-single-word="false" fo:orphans="0" fo:widows="0"/>
    </style:style>
    <style:style style:name="P70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1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2" style:family="paragraph" style:parent-style-name="Table_20_Paragraph">
      <style:paragraph-properties fo:line-height="0.1646in" fo:text-align="center" style:justify-single-word="false" fo:orphans="0" fo:widows="0"/>
    </style:style>
    <style:style style:name="P73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4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5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7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8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c5160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d8e5c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officeooo:rsid="001ebd3d" style:font-size-asian="13pt" style:font-name-complex="Times New Roman2" style:font-size-complex="13pt"/>
    </style:style>
    <style:style style:name="T31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2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3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4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5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6" style:family="text">
      <style:text-properties officeooo:rsid="001d8e5c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69"><text:span text:style-name="T27"><text:s text:c="8"/></text:span><text:span text:style-name="T31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8"><text:span text:style-name="T29">2</text:span><text:span text:style-name="T30">9</text:span><text:span text:style-name="T27">/0</text:span><text:span text:style-name="T28">9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8"><text:span text:style-name="T30">22</text:span><text:span text:style-name="T27">/0</text:span><text:span text:style-name="T28">9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7"><text:span text:style-name="T27"><text:s text:c="7"/></text:span><text:span text:style-name="T29">2</text:span><text:span text:style-name="T30">9</text:span><text:span text:style-name="T27">/0</text:span><text:span text:style-name="T28">9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3">o</text:span><text:span text:style-name="T6"><text:tab/>để trả lời</text:span><text:span text:style-name="T14"> </text:span><text:span text:style-name="T6">"không".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4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4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1"><text:span text:style-name="T6">giảng viên/tutor khi gặp rắc rối không?</text:span><text:span text:style-name="T32">x</text:span></text:p>
          </table:table-cell>
          <table:table-cell table:style-name="Table2.A1" office:value-type="string">
            <text:p text:style-name="P4"><text:span text:style-name="T11">x</text:span><text:span text:style-name="T32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77">- Boootstrap cơ bản</text:p>
            <text:p text:style-name="P77">- Tổng quan ứng dụng web</text:p>
            <text:p text:style-name="P77">- JSP và JSTL</text:p>
          </table:table-cell>
          <table:table-cell table:style-name="Table4.A1" office:value-type="string">
            <text:p text:style-name="P66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2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6">Nắm chắc lý thuyết, hiểu bài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3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281590560" text:style-name="WWNum1">
              <text:list-item>
                <text:p text:style-name="P76"><text:span text:style-name="T34">10 keyword (học được t</text:span><text:span text:style-name="T35">uần )</text:span></text:p>
              </text:list-item>
            </text:list>
            <text:p text:style-name="P65">1. block <text:span text:style-name="T36">2. inline 3. internal 4.external 5. box model 6. posittion 7. left 8. right 9. button 10. div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0"><text:span text:style-name="T32">Cố gắng và tập trung hơn trong việc học ở trung tâm cũng như </text:span><text:soft-page-break/><text:span text:style-name="T32">ở nhà</text:span></text:p>
          </table:table-cell>
          <table:table-cell table:style-name="Table10.B2" office:value-type="string">
            <text:p text:style-name="P67"><text:span text:style-name="T32">nghiên </text:span><text:soft-page-break/><text:span text:style-name="T32">cứu và làm bài tập về nhà cũng như bài họcmai mới ngày mai</text:span></text:p>
          </table:table-cell>
          <table:table-cell table:style-name="Table10.C2" office:value-type="string">
            <text:p text:style-name="P75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09-29T17:15:59.133223609</dc:date>
    <meta:editing-cycles>51</meta:editing-cycles>
    <meta:editing-duration>PT19H20M43S</meta:editing-duration>
    <meta:generator>LibreOffice/7.3.5.2$Linux_X86_64 LibreOffice_project/30$Build-2</meta:generator>
    <meta:document-statistic meta:table-count="11" meta:image-count="0" meta:object-count="0" meta:page-count="4" meta:paragraph-count="113" meta:word-count="573" meta:character-count="2514" meta:non-whitespace-character-count="2018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